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16.997cm" fo:margin-left="-0.206cm" fo:margin-top="0cm" fo:margin-bottom="0cm" table:align="left"/>
    </style:style>
    <style:style style:name="Table1.A" style:family="table-column">
      <style:table-column-properties style:column-width="4.24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fc5e8" fo:padding="0.176cm" fo:border="1pt solid #000001">
        <style:background-image/>
      </style:table-cell-properties>
    </style:style>
    <style:style style:name="Table1.A2" style:family="table-cell">
      <style:table-cell-properties fo:padding="0.176cm" fo:border="1pt solid #000001"/>
    </style:style>
    <style:style style:name="Table1.B2" style:family="table-cell">
      <style:table-cell-properties fo:padding="0.176cm" fo:border="1pt solid #000001"/>
    </style:style>
    <style:style style:name="Table1.C2" style:family="table-cell">
      <style:table-cell-properties fo:padding="0.176cm" fo:border="1pt solid #000001"/>
    </style:style>
    <style:style style:name="Table1.D2" style:family="table-cell">
      <style:table-cell-properties fo:padding="0.176cm" fo:border="1pt solid #000001"/>
    </style:style>
    <style:style style:name="Table1.A3" style:family="table-cell">
      <style:table-cell-properties fo:padding="0.176cm" fo:border="1pt solid #000001"/>
    </style:style>
    <style:style style:name="Table1.B3" style:family="table-cell">
      <style:table-cell-properties fo:padding="0.176cm" fo:border="1pt solid #000001"/>
    </style:style>
    <style:style style:name="Table1.C3" style:family="table-cell">
      <style:table-cell-properties fo:padding="0.176cm" fo:border="1pt solid #000001"/>
    </style:style>
    <style:style style:name="Table1.D3" style:family="table-cell">
      <style:table-cell-properties fo:padding="0.176cm" fo:border="1pt solid #000001"/>
    </style:style>
    <style:style style:name="Table1.A4" style:family="table-cell">
      <style:table-cell-properties fo:padding="0.176cm" fo:border-left="1pt solid #000001" fo:border-right="1pt solid #000001" fo:border-top="none" fo:border-bottom="1pt solid #000001"/>
    </style:style>
    <style:style style:name="Table1.B4" style:family="table-cell">
      <style:table-cell-properties fo:padding="0.176cm" fo:border-left="1pt solid #000001" fo:border-right="1pt solid #000001" fo:border-top="none" fo:border-bottom="1pt solid #000001"/>
    </style:style>
    <style:style style:name="Table1.C4" style:family="table-cell">
      <style:table-cell-properties fo:padding="0.176cm" fo:border-left="1pt solid #000001" fo:border-right="1pt solid #000001" fo:border-top="none" fo:border-bottom="1pt solid #000001"/>
    </style:style>
    <style:style style:name="Table1.D4" style:family="table-cell">
      <style:table-cell-properties fo:padding="0.176cm" fo:border-left="1pt solid #000001" fo:border-right="1pt solid #000001" fo:border-top="none" fo:border-bottom="1pt solid #000001"/>
    </style:style>
    <style:style style:name="Table1.A5" style:family="table-cell">
      <style:table-cell-properties fo:padding="0.176cm" fo:border-left="1pt solid #000001" fo:border-right="1pt solid #000001" fo:border-top="none" fo:border-bottom="1pt solid #000001"/>
    </style:style>
    <style:style style:name="Table1.B5" style:family="table-cell">
      <style:table-cell-properties fo:padding="0.176cm" fo:border-left="1pt solid #000001" fo:border-right="1pt solid #000001" fo:border-top="none" fo:border-bottom="1pt solid #000001"/>
    </style:style>
    <style:style style:name="Table1.C5" style:family="table-cell">
      <style:table-cell-properties fo:padding="0.176cm" fo:border-left="1pt solid #000001" fo:border-right="1pt solid #000001" fo:border-top="none" fo:border-bottom="1pt solid #000001"/>
    </style:style>
    <style:style style:name="Table1.D5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20%"/>
    </style:style>
    <style:style style:name="P3" style:family="paragraph" style:parent-style-name="Standard">
      <style:paragraph-properties fo:margin-top="0cm" fo:margin-bottom="0cm" loext:contextual-spacing="false"/>
      <style:text-properties officeooo:rsid="0014a58e" officeooo:paragraph-rsid="0014a58e"/>
    </style:style>
    <style:style style:name="P4" style:family="paragraph" style:parent-style-name="Heading_20_4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.247cm" loext:contextual-spacing="false" fo:line-height="120%"/>
    </style:style>
    <style:style style:name="P6" style:family="paragraph" style:parent-style-name="Standard">
      <style:paragraph-properties fo:margin-top="0cm" fo:margin-bottom="0.247cm" loext:contextual-spacing="false" fo:line-height="12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variant="normal" fo:text-transform="none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fo:font-weight="bold" style:font-weight-asian="bold"/>
    </style:style>
    <style:style style:name="P9" style:family="paragraph" style:parent-style-name="Standard" style:list-style-name="L7">
      <style:paragraph-properties fo:margin-top="0cm" fo:margin-bottom="0cm" loext:contextual-spacing="false"/>
      <style:text-properties fo:font-variant="normal" fo:text-transform="none" fo:font-weight="bold" officeooo:rsid="00168fe4" officeooo:paragraph-rsid="00168fe4" style:font-weight-asian="bold" style:font-weight-complex="bold"/>
    </style:style>
    <style:style style:name="P10" style:family="paragraph" style:parent-style-name="Standard" style:list-style-name="L2">
      <style:paragraph-properties fo:margin-top="0cm" fo:margin-bottom="0cm" loext:contextual-spacing="false"/>
      <style:text-properties fo:font-variant="normal" fo:text-transform="none" officeooo:rsid="00133c38" officeooo:paragraph-rsid="0014a58e"/>
    </style:style>
    <style:style style:name="P11" style:family="paragraph" style:parent-style-name="Standard">
      <style:paragraph-properties fo:margin-top="0cm" fo:margin-bottom="0cm" loext:contextual-spacing="false"/>
      <style:text-properties fo:font-variant="normal" fo:text-transform="none" officeooo:rsid="00133c38" officeooo:paragraph-rsid="00133c38"/>
    </style:style>
    <style:style style:name="P12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variant="normal" fo:text-transform="none" style:font-name="Verdana1" fo:font-size="12pt" officeooo:rsid="00133c38" officeooo:paragraph-rsid="00133c38" style:font-name-asian="Arial1" style:font-size-asian="12pt" style:font-name-complex="Arial1"/>
    </style:style>
    <style:style style:name="P13" style:family="paragraph" style:parent-style-name="Standard">
      <style:paragraph-properties fo:margin-top="0cm" fo:margin-bottom="0cm" loext:contextual-spacing="false"/>
      <style:text-properties fo:font-variant="normal" fo:text-transform="none" officeooo:rsid="00168fe4" officeooo:paragraph-rsid="00168fe4"/>
    </style:style>
    <style:style style:name="P14" style:family="paragraph" style:parent-style-name="Standard">
      <style:paragraph-properties fo:margin-top="0cm" fo:margin-bottom="0cm" loext:contextual-spacing="false" fo:line-height="120%"/>
      <style:text-properties fo:font-variant="normal" fo:text-transform="none" officeooo:rsid="0017457e" officeooo:paragraph-rsid="0017457e"/>
    </style:style>
    <style:style style:name="P15" style:family="paragraph" style:parent-style-name="Standard">
      <style:paragraph-properties fo:margin-top="0cm" fo:margin-bottom="0cm" loext:contextual-spacing="false"/>
      <style:text-properties officeooo:rsid="0017457e" officeooo:paragraph-rsid="0017457e"/>
    </style:style>
    <style:style style:name="P16" style:family="paragraph" style:parent-style-name="Standard">
      <style:paragraph-properties fo:margin-top="0cm" fo:margin-bottom="0.247cm" loext:contextual-spacing="false" fo:line-height="120%"/>
      <style:text-properties fo:font-variant="normal" fo:text-transform="none" fo:font-weight="bold" style:font-weight-asian="bold"/>
    </style:style>
    <style:style style:name="P17" style:family="paragraph" style:parent-style-name="Standard">
      <style:paragraph-properties fo:margin-top="0cm" fo:margin-bottom="0.247cm" loext:contextual-spacing="false" fo:line-height="120%" fo:text-align="center" style:justify-single-word="false"/>
      <style:text-properties fo:font-variant="normal" fo:text-transform="none" fo:font-weight="bold" style:font-weight-asian="bold"/>
    </style:style>
    <style:style style:name="P18" style:family="paragraph" style:parent-style-name="Standard" style:list-style-name="WWNum1">
      <style:paragraph-properties fo:margin-top="0cm" fo:margin-bottom="0cm" loext:contextual-spacing="true" fo:line-height="120%"/>
    </style:style>
    <style:style style:name="P19" style:family="paragraph" style:parent-style-name="Standard" style:list-style-name="WWNum2">
      <style:paragraph-properties fo:margin-top="0cm" fo:margin-bottom="0cm" loext:contextual-spacing="true" fo:line-height="120%"/>
    </style:style>
    <style:style style:name="P20" style:family="paragraph" style:parent-style-name="Standard" style:list-style-name="WWNum3">
      <style:paragraph-properties fo:margin-top="0cm" fo:margin-bottom="0cm" loext:contextual-spacing="true" fo:line-height="120%"/>
    </style:style>
    <style:style style:name="P21" style:family="paragraph" style:parent-style-name="Standard" style:list-style-name="L1">
      <style:paragraph-properties fo:margin-top="0cm" fo:margin-bottom="0cm" loext:contextual-spacing="true" fo:line-height="120%" fo:text-align="justify" style:justify-single-word="false"/>
      <style:text-properties fo:font-variant="normal" fo:text-transform="none"/>
    </style:style>
    <style:style style:name="P22" style:family="paragraph" style:parent-style-name="Standard" style:list-style-name="WWNum1">
      <style:paragraph-properties fo:margin-top="0cm" fo:margin-bottom="0cm" loext:contextual-spacing="true" fo:line-height="120%"/>
      <style:text-properties fo:font-variant="normal" fo:text-transform="none"/>
    </style:style>
    <style:style style:name="P23" style:family="paragraph" style:parent-style-name="Standard" style:list-style-name="L4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officeooo:paragraph-rsid="0014a58e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4" style:family="paragraph" style:parent-style-name="Standard" style:list-style-name="L5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c0a2" officeooo:paragraph-rsid="0014a58e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5" style:family="paragraph" style:parent-style-name="Standard" style:list-style-name="L6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c0a2" officeooo:paragraph-rsid="0014a58e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6" style:family="paragraph" style:parent-style-name="Standard" style:list-style-name="L7">
      <style:paragraph-properties fo:margin-top="0cm" fo:margin-bottom="0cm" loext:contextual-spacing="true" fo:text-align="justify" style:justify-single-word="false"/>
      <style:text-properties fo:font-variant="normal" fo:text-transform="none" fo:font-weight="bold" officeooo:rsid="00168fe4" officeooo:paragraph-rsid="00168fe4" style:font-weight-asian="bold" style:font-weight-complex="bold"/>
    </style:style>
    <style:style style:name="P27" style:family="paragraph" style:parent-style-name="Standard" style:list-style-name="L7">
      <style:paragraph-properties fo:margin-top="0cm" fo:margin-bottom="0cm" loext:contextual-spacing="true" fo:text-align="justify" style:justify-single-word="false"/>
      <style:text-properties fo:font-variant="normal" fo:text-transform="none" fo:font-weight="normal" officeooo:rsid="00168fe4" officeooo:paragraph-rsid="00168fe4" style:font-weight-asian="normal" style:font-weight-complex="normal"/>
    </style:style>
    <style:style style:name="P28" style:family="paragraph" style:parent-style-name="Standard" style:list-style-name="L4">
      <style:paragraph-properties fo:margin-top="0cm" fo:margin-bottom="0cm" loext:contextual-spacing="true" fo:line-height="115%" fo:text-align="justify" style:justify-single-word="false" fo:orphans="2" fo:widows="2"/>
      <style:text-properties officeooo:rsid="0025c0a2" officeooo:paragraph-rsid="0014a58e"/>
    </style:style>
    <style:style style:name="P29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indent="-0.612cm" style:auto-text-indent="false"/>
    </style:style>
    <style:style style:name="P30" style:family="paragraph" style:parent-style-name="Heading_20_4">
      <style:paragraph-properties fo:margin-top="0cm" fo:margin-bottom="0cm" loext:contextual-spacing="false"/>
      <style:text-properties fo:font-variant="normal" fo:text-transform="none"/>
    </style:style>
    <style:style style:name="P31" style:family="paragraph" style:parent-style-name="Heading_20_4">
      <style:paragraph-properties fo:margin-top="0cm" fo:margin-bottom="0cm" loext:contextual-spacing="false" fo:text-align="justify" style:justify-single-word="false"/>
      <style:text-properties fo:font-variant="normal" fo:text-transform="none"/>
    </style:style>
    <style:style style:name="P32" style:family="paragraph" style:parent-style-name="Heading_20_4">
      <style:paragraph-properties fo:margin-top="0cm" fo:margin-bottom="0cm" loext:contextual-spacing="false"/>
      <style:text-properties fo:font-variant="normal" fo:text-transform="none" officeooo:paragraph-rsid="0014a58e"/>
    </style:style>
    <style:style style:name="P33" style:family="paragraph" style:parent-style-name="Heading_20_4" style:list-style-name="L3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officeooo:paragraph-rsid="0014a58e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4" style:family="paragraph" style:parent-style-name="Heading_20_3" style:master-page-name="Standard">
      <style:paragraph-properties fo:margin-top="0cm" fo:margin-bottom="0cm" loext:contextual-spacing="false" fo:text-align="center" style:justify-single-word="false" style:page-number="1"/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  <style:style style:name="T3" style:family="text">
      <style:text-properties fo:font-variant="normal" fo:text-transform="none" fo:color="#1155cc" style:text-underline-style="solid" style:text-underline-width="auto" style:text-underline-color="font-color" fo:font-weight="bold" style:font-weight-asian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14a58e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168fe4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14a58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2pt" style:font-name-asian="Arial1" style:font-size-asian="12pt" style:font-name-complex="Arial1"/>
    </style:style>
    <style:style style:name="T12" style:family="text">
      <style:text-properties style:font-name="Arial" fo:font-size="12pt" fo:font-weight="normal" style:font-name-asian="Arial1" style:font-size-asian="12pt" style:font-weight-asian="normal" style:font-name-complex="Arial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ermo de Abertura do Projeto – Modelo de Exemplo</text:p>
      <text:p text:style-name="P17">Documento: Termo de Abertura do Projeto</text:p>
      <text:p text:style-name="P2"><text:span text:style-name="T2">Organização:</text:span><text:span text:style-name="T1"> LLVN</text:span></text:p>
      <text:p text:style-name="P2"><text:span text:style-name="T2">Projeto:</text:span><text:span text:style-name="T1"> Sistema Memorial</text:span></text:p>
      <text:p text:style-name="P2"><text:span text:style-name="T2">Cliente:</text:span><text:span text:style-name="T1"> Professor Reginaldo Ré</text:span></text:p>
      <text:p text:style-name="P2"><text:span text:style-name="T2">Gerente do Projeto:</text:span><text:span text:style-name="T1"> Vinicius Ribeiro Morais</text:span></text:p>
      <text:p text:style-name="P2"><text:span text:style-name="T2">Previsão de Início:</text:span><text:span text:style-name="T1"> 27 de Setembro de 2016</text:span></text:p>
      <text:p text:style-name="P2"><text:span text:style-name="T2">Previsão de Término:</text:span><text:span text:style-name="T1"> 13 de Dezembro de 2016</text:span></text:p>
      <text:p text:style-name="P2"/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8">Tabela de Versõ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Data</text:p>
          </table:table-cell>
          <table:table-cell table:style-name="Table1.B2" office:value-type="string">
            <text:p text:style-name="P7">Versão</text:p>
          </table:table-cell>
          <table:table-cell table:style-name="Table1.C2" office:value-type="string">
            <text:p text:style-name="P7">Autor</text:p>
          </table:table-cell>
          <table:table-cell table:style-name="Table1.D2" office:value-type="string">
            <text:p text:style-name="P7">Descrição</text:p>
          </table:table-cell>
        </table:table-row>
        <table:table-row table:style-name="Table1.1">
          <table:table-cell table:style-name="Table1.A3" office:value-type="string">
            <text:p text:style-name="P1">23 de Agosto de 2016</text:p>
          </table:table-cell>
          <table:table-cell table:style-name="Table1.B3" office:value-type="string">
            <text:p text:style-name="P1">1.0</text:p>
          </table:table-cell>
          <table:table-cell table:style-name="Table1.C3" office:value-type="string">
            <text:p text:style-name="P1">Vinícius Ribeiro Morais</text:p>
          </table:table-cell>
          <table:table-cell table:style-name="Table1.D3" office:value-type="string">
            <text:p text:style-name="P3">Foi definido o nome e uma breve descrição do projeto, as ferramentas, datas e equipe.</text:p>
          </table:table-cell>
        </table:table-row>
        <table:table-row table:style-name="Table1.1">
          <table:table-cell table:style-name="Table1.A4" office:value-type="string">
            <text:p text:style-name="P3">30 de Agosto de 2016</text:p>
          </table:table-cell>
          <table:table-cell table:style-name="Table1.B4" office:value-type="string">
            <text:p text:style-name="P3">1.1</text:p>
          </table:table-cell>
          <table:table-cell table:style-name="Table1.C4" office:value-type="string">
            <text:p text:style-name="P3">Vinícius Ribeiro Morais</text:p>
          </table:table-cell>
          <table:table-cell table:style-name="Table1.D4" office:value-type="string">
            <text:p text:style-name="P3">Foi definido as entregas previstas para o projeto e as premissas do mesmo.</text:p>
          </table:table-cell>
        </table:table-row>
        <table:table-row table:style-name="Table1.1">
          <table:table-cell table:style-name="Table1.A5" office:value-type="string">
            <text:p text:style-name="P15">30 de Agosto de 2016</text:p>
          </table:table-cell>
          <table:table-cell table:style-name="Table1.B5" office:value-type="string">
            <text:p text:style-name="P15">1.2</text:p>
          </table:table-cell>
          <table:table-cell table:style-name="Table1.C5" office:value-type="string">
            <text:p text:style-name="P15">Vinícius Ribeiro Morais</text:p>
          </table:table-cell>
          <table:table-cell table:style-name="Table1.D5" office:value-type="string">
            <text:p text:style-name="P15">Foi definidos as entregas e seus respectivos critérios de aceitação.</text:p>
          </table:table-cell>
        </table:table-row>
      </table:table>
      <text:p text:style-name="P2"/>
      <text:p text:style-name="P16">Qual oportunidade está sendo aproveitada por meio deste projeto?</text:p>
      <text:p text:style-name="P5">Este projeto explora os estudos da disciplina de Engenharia de Software 2 do curso de Ciência da Compuração da UTFPR de Campo Mourão. Assim, será possível aprender e aplicar todos os métodos necessários para desenvolver um projeto.</text:p>
      <text:p text:style-name="P31">Objetivos do Projeto</text:p>
      <text:list xml:id="list1406510266276342650" text:style-name="L1">
        <text:list-item>
          <text:p text:style-name="P21">Auxiliar o usuário na criação de memoriais.</text:p>
        </text:list-item>
      </text:list>
      <text:p text:style-name="P30">Entregas Previstas para o Projeto</text:p>
      <text:list xml:id="list3062836561550113827" text:style-name="L2">
        <text:list-item>
          <text:p text:style-name="P10">Primeira entrega: O sistema deve permitir que o usuário registre uma conta, efetue o login, recupere a senha e altere os dados se necessário:</text:p>
        </text:list-item>
        <text:list-item>
          <text:p text:style-name="P10">Segunda entrega: O sistema deve permitir que o usuário registre um memorial.</text:p>
        </text:list-item>
        <text:list-item>
          <text:p text:style-name="P10">Terceira entrega: O sistema deve permitir ao usuário anexar documentos dgitalizados, alterar o memorial para que o usuário possa atualizar as <text:soft-page-break/>informações do mesmo e, por fim, o sistema deve gerar um documento HTML com todo o histórico de experiência profissional.</text:p>
        </text:list-item>
      </text:list>
      <text:p text:style-name="P4"/>
      <text:p text:style-name="P30">Entregas e Critérios de Aceitação</text:p>
      <text:list xml:id="list1701417522719262395" text:style-name="L7">
        <text:list-item>
          <text:p text:style-name="P9">Entrega: <text:span text:style-name="T10"><text:s/></text:span><text:span text:style-name="T12">O Sistema deve permitir ao usuário o registro de uma conta para gerenciar seu currículo. [RF1]</text:span></text:p>
        </text:list-item>
        <text:list-item>
          <text:p text:style-name="P9">Critérios de Aceitação: <text:span text:style-name="T10">A conta deverá ser constituída de usuário e senha e, na criação da conta, as seguintes informações deverão ser registradas:</text:span></text:p>
          <text:list>
            <text:list-item>
              <text:p text:style-name="P9"><text:span text:style-name="T10">Nome, data de nascimento, sexo, cpf, rg, unidade federativa e endereço pessoal e profissional.</text:span></text:p>
            </text:list-item>
          </text:list>
        </text:list-item>
        <text:list-item>
          <text:p text:style-name="P9">Entrega: <text:span text:style-name="T12">O Sistema deve permitir ao usuário efetuar “login” no sistema através de seu nome de usuário e senha.</text:span> <text:span text:style-name="T10">[RF3]</text:span></text:p>
        </text:list-item>
        <text:list-item>
          <text:p text:style-name="P9">Critérios de Aceitação: <text:span text:style-name="T10">o usuário poderá efetuar o login apenas se as informações como usuário e senha estiverem corretas.</text:span></text:p>
        </text:list-item>
        <text:list-item>
          <text:p text:style-name="P9">Entrega: <text:span text:style-name="T12">O Sistema deve permitir ao usuário a recuperação de sua senha através do nome de usuário registrado no sistema. [RF4]</text:span></text:p>
        </text:list-item>
        <text:list-item>
          <text:p text:style-name="P9">Critérios de Aceitação: <text:span text:style-name="T10">O usuário, através de uma confirmação pelo e-mail, poderá recuperar sua senha informando seu usuário e e-mail.</text:span></text:p>
        </text:list-item>
        <text:list-item>
          <text:p text:style-name="P9">Entrega: <text:span text:style-name="T12">O Sistema deve permitir ao usuário a alteração de seus dados no sistema. [RF5]</text:span></text:p>
        </text:list-item>
        <text:list-item>
          <text:p text:style-name="P9">Critérios de Aceitação: <text:span text:style-name="T10">Após efetuar o login, o usuário poderá acessar suas informações e modificá-las se desejar.</text:span></text:p>
        </text:list-item>
        <text:list-item>
          <text:p text:style-name="P9">Entrega: <text:span text:style-name="T12">O Sistema deve permitir ao usuário registrar um memorial. [RF6]</text:span></text:p>
        </text:list-item>
        <text:list-item>
          <text:p text:style-name="P9">Critérios de Aceitação:<text:span text:style-name="T10"> O usuário poderá <text:s/>registrar as seguintes informações no momento do registro de um memorial:</text:span></text:p>
          <text:list>
            <text:list-item>
              <text:p text:style-name="P9"><text:span text:style-name="T10">Formação acadêmica;</text:span></text:p>
            </text:list-item>
            <text:list-item>
              <text:p text:style-name="P9"><text:span text:style-name="T10">Atividades profissionais;</text:span></text:p>
            </text:list-item>
            <text:list-item>
              <text:p text:style-name="P26"><text:span text:style-name="T12">Participação em Conselhos, Comissões e Consultorias;</text:span></text:p>
            </text:list-item>
            <text:list-item>
              <text:p text:style-name="P26"><text:span text:style-name="T12">Cargos e Função de Direção e Administração;</text:span></text:p>
            </text:list-item>
            <text:list-item>
              <text:p text:style-name="P26"><text:span text:style-name="T12">Atividades docentes;</text:span></text:p>
            </text:list-item>
            <text:list-item>
              <text:p text:style-name="P27">Atividades assistenciais;</text:p>
            </text:list-item>
            <text:list-item>
              <text:p text:style-name="P27">Atividades didáticas;</text:p>
            </text:list-item>
            <text:list-item>
              <text:p text:style-name="P27">Banca examinadora;</text:p>
            </text:list-item>
            <text:list-item>
              <text:p text:style-name="P27">Estágios;</text:p>
            </text:list-item>
            <text:list-item>
              <text:p text:style-name="P27"><text:span text:style-name="T11">Atividades de extensão universitária;</text:span></text:p>
            </text:list-item>
            <text:list-item>
              <text:p text:style-name="P27"><text:span text:style-name="T11">Publicações;</text:span></text:p>
            </text:list-item>
            <text:list-item>
              <text:p text:style-name="P27"><text:span text:style-name="T11">Participação em eventos;</text:span></text:p>
            </text:list-item>
            <text:list-item>
              <text:p text:style-name="P27"><text:span text:style-name="T11">Orientações concluídas;</text:span></text:p>
            </text:list-item>
            <text:list-item>
              <text:p text:style-name="P27"><text:span text:style-name="T11">Filiação a Sociedades Científicas;</text:span></text:p>
            </text:list-item>
            <text:list-item>
              <text:p text:style-name="P27"><text:span text:style-name="T11">Títulos.</text:span></text:p>
            </text:list-item>
          </text:list>
        </text:list-item>
        <text:list-item>
          <text:p text:style-name="P26"><text:span text:style-name="T11">Entrega: </text:span><text:span text:style-name="T12">O Sistema deve permitir ao usuário anexar documentos digitalizados. <text:s/>[RF7]</text:span></text:p>
        </text:list-item>
        <text:list-item>
          <text:p text:style-name="P26"><text:span text:style-name="T11">Critérios de Aceitação: </text:span><text:span text:style-name="T12">O usuário poderá anexar arquivos apenas com formatos pdf, doc, odt ou txt. Caso o usuário tente anexar outro tipo de formato, o sistema deve avisá-lo sobre.</text:span></text:p>
        </text:list-item>
        <text:list-item>
          <text:p text:style-name="P26"><text:span text:style-name="T11">Entrega: </text:span><text:span text:style-name="T12">O Sistema deve permitir a alteração do memorial para que o usuário atualize as informações. [RF8]</text:span></text:p>
        </text:list-item>
        <text:list-item>
          <text:p text:style-name="P26"><text:soft-page-break/><text:span text:style-name="T11">Critérios de Aceitação: </text:span><text:span text:style-name="T12">O usuário poderá atualizar as informações do memorial de acordo com as listadas na [RF6], podendo remover ou adicionar alguma informação.</text:span></text:p>
        </text:list-item>
        <text:list-item>
          <text:p text:style-name="P26"><text:span text:style-name="T11">Entrega: </text:span><text:span text:style-name="T12">O Sistema deve gerar um documento HTML com todo o histórico de experiência profissional do usuário, bem como seus documentos comprobatórios. [RF9]</text:span></text:p>
        </text:list-item>
        <text:list-item>
          <text:p text:style-name="P26"><text:span text:style-name="T11">Critérios de Aceitação: </text:span><text:span text:style-name="T12"><text:s/>O sistema deve gerar um documento HTML e o mesmo deve permitir que o usuário visualize quando necessário.</text:span></text:p>
        </text:list-item>
      </text:list>
      <text:list xml:id="list144948319314908" text:continue-list="list3062836561550113827" text:style-name="L2">
        <text:list-item>
          <text:list>
            <text:list-header>
              <text:p text:style-name="P12"/>
            </text:list-header>
          </text:list>
        </text:list-item>
      </text:list>
      <text:p text:style-name="P30">Breve Descrição do Projeto</text:p>
      <text:p text:style-name="P5">O sistema de Memorial é um projeto para auxiliar o usuário a criar um memorial. Estes memoriais são usados para apresentações em concursos para ingresso e promoção na carreira docente e em exames de seleção ou de qualificação. O sistema irá registrar as informações profissionais do usuário e também terá descrições sobre atividades docentes. Por fim, o usuário poderá anexar alguns documentos comprobatórios e também prover a possibilidade de gerar um HTML com essas informações.</text:p>
      <text:p text:style-name="P32">Premissas do Projeto</text:p>
      <text:list xml:id="list5141615277212013891" text:style-name="L3">
        <text:list-item>
          <text:p text:style-name="P33">Software:</text:p>
        </text:list-item>
      </text:list>
      <text:list xml:id="list2288909918743364729" text:style-name="L4">
        <text:list-item>
          <text:p text:style-name="P23">O <text:span text:style-name="T9">banco de dados deverá ser implementado usando o </text:span>MYSQL;</text:p>
        </text:list-item>
        <text:list-item>
          <text:p text:style-name="P28"><text:span text:style-name="T5">O </text:span><text:span text:style-name="T4">sistema utilizará a Linguagem </text:span><text:span text:style-name="T7">JAVA</text:span><text:span text:style-name="T4">.</text:span></text:p>
        </text:list-item>
      </text:list>
      <text:list xml:id="list1484735729185067203" text:style-name="L5">
        <text:list-item>
          <text:p text:style-name="P24">Funcionamento:</text:p>
        </text:list-item>
      </text:list>
      <text:list xml:id="list763385671185138773" text:style-name="L6">
        <text:list-item>
          <text:p text:style-name="P25">O sistema deverá funcionar nos navegadores mais populares: Chrome e Firefox.</text:p>
        </text:list-item>
      </text:list>
      <text:p text:style-name="P30">Restrições do Projeto</text:p>
      <text:list xml:id="list4801777832113705522" text:style-name="WWNum1">
        <text:list-item>
          <text:p text:style-name="P22">O projeto terá de ser realizado no máximo até o fim de dezembro, pois o término da disciplina será dia treze de dezembro.</text:p>
        </text:list-item>
        <text:list-item>
          <text:p text:style-name="P18">O funcionário que não estiver “logado” no sistema não poderá efetuar nenhuma operação.</text:p>
        </text:list-item>
      </text:list>
      <text:p text:style-name="P30">Cronograma Preliminar</text:p>
      <text:p text:style-name="P7"/>
      <text:p text:style-name="P13">Não há cronograma até o momento.</text:p>
      <text:p text:style-name="P6"/>
      <text:p text:style-name="P30">Orçamento Preliminar</text:p>
      <text:p text:style-name="P7"/>
      <text:p text:style-name="P11">Não há orçamento até o momento.</text:p>
      <text:p text:style-name="P7"/>
      <text:p text:style-name="P30">Riscos Iniciais Relacionados ao Projeto</text:p>
      <text:list xml:id="list6731606108456536378" text:style-name="WWNum2">
        <text:list-item>
          <text:p text:style-name="P19"><text:span text:style-name="T2">Risco:</text:span><text:span text:style-name="T1"> O pouco tempo alocado para a elaboração do simulado pode atrasar o projeto.</text:span> </text:p>
        </text:list-item>
        <text:list-item>
          <text:p text:style-name="P19"><text:span text:style-name="T8">Risco: </text:span>A saída de qualquer membro da equipe pode desestruturar o projeto.</text:p>
        </text:list-item>
      </text:list>
      <text:p text:style-name="P16">Sessão de Ferramentas e Controle de Versão:</text:p>
      <text:list xml:id="list144948973634115" text:continue-numbering="true" text:style-name="WWNum2">
        <text:list-item>
          <text:p text:style-name="P29"><text:span text:style-name="T2">Ferramentas:</text:span><text:span text:style-name="T3"> https://github.com/LLVN</text:span></text:p>
        </text:list-item>
        <text:list-item>
          <text:p text:style-name="P29"><text:span text:style-name="T2">Controle de Versão:</text:span><text:span text:style-name="T3"> https://github.com/LLVN/Vinicius/issues</text:span></text:p>
        </text:list-item>
      </text:list>
      <text:p text:style-name="P30"><text:soft-page-break/>Pré-designação da Equipe</text:p>
      <text:list xml:id="list6575898910805149629" text:style-name="WWNum3">
        <text:list-item>
          <text:p text:style-name="P20"><text:span text:style-name="T2">Gerente:</text:span><text:span text:style-name="T1"> Vinicius Ribeiro Morais</text:span></text:p>
        </text:list-item>
        <text:list-item>
          <text:p text:style-name="P20"><text:span text:style-name="T2">Analista:</text:span><text:span text:style-name="T1"> Luís Fernando</text:span></text:p>
        </text:list-item>
        <text:list-item>
          <text:p text:style-name="P20"><text:span text:style-name="T2">Testador:</text:span><text:span text:style-name="T1"> Luiz Felipe Fronchtti</text:span></text:p>
        </text:list-item>
        <text:list-item>
          <text:p text:style-name="P20"><text:span text:style-name="T2">Desenvolvedor:</text:span><text:span text:style-name="T1"> Noemi Scherer</text:span></text:p>
        </text:list-item>
      </text:list>
      <text:p text:style-name="P30">Assinantes do Termo</text:p>
      <text:p text:style-name="P14">Reginaldo Ré: Professor da UTFPR de Campo Mour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n" fo:country="US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en" fo:country="US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47cm" fo:margin-bottom="0.212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loext:contextual-spacing="true" fo:line-height="100%" fo:keep-with-next="always"/>
      <style:text-properties fo:font-variant="normal" fo:text-transform="none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4:49:47.565306125</dc:date>
    <meta:editing-duration>PT14M58S</meta:editing-duration>
    <meta:editing-cycles>2</meta:editing-cycles>
    <meta:generator>LibreOffice/5.0.5.2$Linux_X86_64 LibreOffice_project/00$Build-2</meta:generator>
    <dc:creator>VINICIUS MORAIS</dc:creator>
    <meta:document-statistic meta:table-count="1" meta:image-count="0" meta:object-count="0" meta:page-count="4" meta:paragraph-count="95" meta:word-count="911" meta:character-count="5657" meta:non-whitespace-character-count="4886"/>
  </office:meta>
</office:document-meta>
</file>